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lv" fo:country="LV"/>
    </style:style>
    <style:style style:name="P2" style:family="paragraph" style:parent-style-name="Text_20_body">
      <style:text-properties officeooo:paragraph-rsid="00098eb3"/>
    </style:style>
    <style:style style:name="P3" style:family="paragraph" style:parent-style-name="Title">
      <style:text-properties fo:language="lv" fo:country="LV" officeooo:paragraph-rsid="0005737a"/>
    </style:style>
    <style:style style:name="P4" style:family="paragraph" style:parent-style-name="Text_20_body" style:list-style-name="L1">
      <style:text-properties officeooo:paragraph-rsid="000803cc"/>
    </style:style>
    <style:style style:name="P5" style:family="paragraph" style:parent-style-name="Text_20_body" style:list-style-name="L1">
      <style:text-properties fo:language="lv" fo:country="LV" officeooo:rsid="00070331" officeooo:paragraph-rsid="00070331"/>
    </style:style>
    <style:style style:name="P6" style:family="paragraph" style:parent-style-name="Text_20_body" style:list-style-name="L1">
      <style:text-properties fo:language="lv" fo:country="LV" officeooo:rsid="000803cc" officeooo:paragraph-rsid="000803cc"/>
    </style:style>
    <style:style style:name="P7" style:family="paragraph" style:parent-style-name="Text_20_body">
      <style:text-properties officeooo:rsid="00098eb3" officeooo:paragraph-rsid="00098eb3"/>
    </style:style>
    <style:style style:name="P8" style:family="paragraph" style:parent-style-name="Text_20_body" style:list-style-name="L2">
      <style:text-properties officeooo:paragraph-rsid="000b8e28"/>
    </style:style>
    <style:style style:name="P9" style:family="paragraph" style:parent-style-name="Text_20_body" style:list-style-name="L2">
      <style:text-properties officeooo:rsid="000b8e28" officeooo:paragraph-rsid="00098eb3"/>
    </style:style>
    <style:style style:name="P10" style:family="paragraph" style:parent-style-name="Text_20_body" style:list-style-name="L2">
      <style:text-properties officeooo:rsid="000b8e28" officeooo:paragraph-rsid="000b8e28"/>
    </style:style>
    <style:style style:name="P11" style:family="paragraph" style:parent-style-name="Text_20_body">
      <style:text-properties officeooo:rsid="000d3089" officeooo:paragraph-rsid="000d3089"/>
    </style:style>
    <style:style style:name="P12" style:family="paragraph" style:parent-style-name="Text_20_body" style:list-style-name="L3">
      <style:text-properties officeooo:rsid="000daf9a" officeooo:paragraph-rsid="000daf9a"/>
    </style:style>
    <style:style style:name="P13" style:family="paragraph" style:parent-style-name="Text_20_body" style:list-style-name="L4"/>
    <style:style style:name="P14" style:family="paragraph" style:parent-style-name="Text_20_body" style:list-style-name="L4">
      <style:text-properties officeooo:rsid="0012237a" officeooo:paragraph-rsid="0012237a"/>
    </style:style>
    <style:style style:name="P15" style:family="paragraph" style:parent-style-name="Text_20_body">
      <style:text-properties officeooo:rsid="0012c988" officeooo:paragraph-rsid="0012c988"/>
    </style:style>
    <style:style style:name="P16" style:family="paragraph" style:parent-style-name="Text_20_body" style:list-style-name="L5">
      <style:text-properties officeooo:rsid="0012c988" officeooo:paragraph-rsid="0012c988"/>
    </style:style>
    <style:style style:name="P17" style:family="paragraph" style:parent-style-name="Text_20_body" style:list-style-name="L5">
      <style:text-properties officeooo:rsid="0012c988" officeooo:paragraph-rsid="00165f3e"/>
    </style:style>
    <style:style style:name="P18" style:family="paragraph" style:parent-style-name="Text_20_body">
      <style:text-properties officeooo:paragraph-rsid="0012c988"/>
    </style:style>
    <style:style style:name="P19" style:family="paragraph" style:parent-style-name="Text_20_body" style:list-style-name="L5">
      <style:text-properties officeooo:rsid="00147fc3" officeooo:paragraph-rsid="00147fc3"/>
    </style:style>
    <style:style style:name="P20" style:family="paragraph" style:parent-style-name="Heading_20_1">
      <style:paragraph-properties fo:break-before="page"/>
      <style:text-properties fo:language="lv" fo:country="LV"/>
    </style:style>
    <style:style style:name="P21" style:family="paragraph" style:parent-style-name="Heading_20_1">
      <style:paragraph-properties fo:break-before="page"/>
      <style:text-properties officeooo:paragraph-rsid="00098eb3"/>
    </style:style>
    <style:style style:name="P22" style:family="paragraph" style:parent-style-name="Heading_20_1">
      <style:paragraph-properties fo:break-before="page"/>
      <style:text-properties officeooo:rsid="0012c988" officeooo:paragraph-rsid="0012c988"/>
    </style:style>
    <style:style style:name="T1" style:family="text">
      <style:text-properties officeooo:rsid="0005737a"/>
    </style:style>
    <style:style style:name="T2" style:family="text">
      <style:text-properties officeooo:rsid="00064869"/>
    </style:style>
    <style:style style:name="T3" style:family="text">
      <style:text-properties officeooo:rsid="000803cc"/>
    </style:style>
    <style:style style:name="T4" style:family="text">
      <style:text-properties officeooo:rsid="00098eb3"/>
    </style:style>
    <style:style style:name="T5" style:family="text">
      <style:text-properties fo:language="lv" fo:country="LV" officeooo:rsid="000803cc"/>
    </style:style>
    <style:style style:name="T6" style:family="text">
      <style:text-properties fo:language="lv" fo:country="LV" officeooo:rsid="001043e9"/>
    </style:style>
    <style:style style:name="T7" style:family="text">
      <style:text-properties officeooo:rsid="000d3089"/>
    </style:style>
    <style:style style:name="T8" style:family="text">
      <style:text-properties officeooo:rsid="000daf9a"/>
    </style:style>
    <style:style style:name="T9" style:family="text">
      <style:text-properties officeooo:rsid="00147fc3"/>
    </style:style>
    <style:style style:name="T10" style:family="text">
      <style:text-properties officeooo:rsid="001587b6"/>
    </style:style>
    <style:style style:name="T11" style:family="text">
      <style:text-properties officeooo:rsid="0016f6c1"/>
    </style:style>
    <style:style style:name="T12" style:family="text">
      <style:text-properties officeooo:rsid="00182853"/>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EVE Online ceļojumu plānošanas palīgrīks</text:p>
      <text:h text:style-name="P20" text:outline-level="1"><text:bookmark text:name="docs-internal-guid-7d97aaaf-9a6c-c2e7-dde1-bff59a99ee41"/>Anotācija</text:h>
      <text:p text:style-name="P1">Problēmas būtība – <text:span text:style-name="T1">spēle 'Eve Online' norisinās virtuālajā visumā, kurā atrodas vairākas saules sistēmas iekš un starp kurām spēlētāji spēj ceļot. Spēlei ir iebūvēti informatīvie rīki un ceļojumu maršrutu plānotājs, bet to funkcionalitāte ir ierobežota.</text:span></text:p>
      <text:p text:style-name="P1">Darba mērķis - izstrādāt <text:span text:style-name="T2">ceļojumu plānošanas palīgrīku kas sniedz vairāk plānošanas iespēju nekā spēles iebūvētie rīki.</text:span></text:p>
      <text:p text:style-name="P1">Darba uzdevumi:</text:p>
      <text:list xml:id="list1639214348539964227" text:style-name="L1">
        <text:list-item>
          <text:p text:style-name="P5">Nodrošināt datu krātuvi kas glabā informāciju kas nepieciešama ceļojumu plānošanai.</text:p>
        </text:list-item>
        <text:list-item>
          <text:p text:style-name="P5">Izveidot moduli kas <text:span text:style-name="T3">pārvaldītu ceļojumu plānošanas loģiku.</text:span></text:p>
        </text:list-item>
        <text:list-item>
          <text:p text:style-name="P6">Nodrošināt HTTP serveri kas sniegtu piekļuvi iepriekšējā moduļa funkcionalitātei</text:p>
        </text:list-item>
        <text:list-item>
          <text:p text:style-name="P4"><text:span text:style-name="T5">Izveidot grafisko saskarni </text:span><text:span text:style-name="T6">rīka lietošanai</text:span></text:p>
        </text:list-item>
      </text:list>
      <text:h text:style-name="P21" text:outline-level="1">Vispārējs apraksts</text:h>
      <text:h text:style-name="Heading_20_2" text:outline-level="2">Produkta perspektīva</text:h>
      <text:p text:style-name="P7">Produkts ir domāts kā palīgrīks spēles 'Eve Online' spēlētājiem kuram var piekļūt no spēlē iebūvēta interneta pārlūka. Produkts izmantos statiskus datus kurus spēles izstrādātāji ir padarījuši publiski pieejamus, kā arī spēles izstrādātāju sniegto publisku saskarni dinamisko datu lasīšanai.</text:p>
      <text:p text:style-name="Text_20_body"/>
      <text:h text:style-name="Heading_20_2" text:outline-level="2">Produkta funkcijas</text:h>
      <text:p text:style-name="P2"><text:span text:style-name="T4">I</text:span>zstrādājamajā <text:span text:style-name="T8">rīkā</text:span> tiks nodrošināta <text:span text:style-name="T4">sekojošā</text:span> funkcionalitāte:</text:p>
      <text:list xml:id="list7789557016760066942" text:style-name="L2">
        <text:list-item>
          <text:p text:style-name="P9">Informācija par spēles saules sistēmām.</text:p>
        </text:list-item>
        <text:list-item>
          <text:p text:style-name="P10">Saules sistēmu uzmeklēšana pēc dažādiem parametriem.</text:p>
        </text:list-item>
        <text:list-item>
          <text:p text:style-name="P8"><text:span text:style-name="T7">Starpsistēmu ceļojumu maršrutu izveide.</text:span><text:line-break/></text:p>
        </text:list-item>
      </text:list>
      <text:h text:style-name="Heading_20_2" text:outline-level="2">Lietotāja raksturiezīmes</text:h>
      <text:p text:style-name="P11">Mērķa lietotājs ir “Eve Online” spēlētājs kurš ir veiksmīgi izgājis spēles iekšējo apmācību.</text:p>
      <text:h text:style-name="Heading_20_2" text:outline-level="2">Vispārēji ierobežojumi</text:h>
      <text:list xml:id="list4344567124670108758" text:style-name="L3">
        <text:list-item>
          <text:p text:style-name="P12">Rīka grafiskai saskarnei jāstrādā spēles iebūvētajā interneta pārlūka, kā arī iekš Google Chrome 41 un Mozilla Firefox 37 uz Microsoft Windows 8 un Linux operētājsistēmām</text:p>
        </text:list-item>
      </text:list>
      <text:h text:style-name="Heading_20_2" text:outline-level="2">Pieņēmumi un atkarības</text:h>
      <text:list xml:id="list4396394540153050871" text:style-name="L4">
        <text:list-item>
          <text:p text:style-name="P13">Rīka grafiskās vides funkcionalitāte var tikt ierobežota vai atšķirties atkarībā no mērķa pārlūkprogrammas</text:p>
        </text:list-item>
        <text:list-item>
          <text:p text:style-name="P14">Rīka funkcionalitāte var paplašināties darba gaitā.</text:p>
        </text:list-item>
      </text:list>
      <text:p text:style-name="Text_20_body"/>
      <text:h text:style-name="P22" text:outline-level="1">Produkta arhitektūra <text:span text:style-name="T9">un implementācijas detaļas</text:span></text:h>
      <text:p text:style-name="P15">Produktam ir divas galvenās sastāvdaļas:</text:p>
      <text:list xml:id="list402039346054517211" text:style-name="L5">
        <text:list-item>
          <text:p text:style-name="P16">Serverdaļa, <text:span text:style-name="T10">lelākoties implementēta Python valodā, </text:span>kurā ietilpst:</text:p>
          <text:list>
            <text:list-item>
              <text:p text:style-name="P16">Datu krātuve, kas sniedz piekļuvi plānošanai nepieciešamiem datiem. <text:span text:style-name="T10">Šajā lomā tiek izmantota sqlite datubāzes eksports, kur spēles izstrādātāji ir padarījuši publiski pieejamu. Piekļuvei tiek izmantots modulis sqlalchemy.</text:span></text:p>
            </text:list-item>
            <text:list-item>
              <text:p text:style-name="P16">Modulis ceļojumu plānošanas loģikas pārvaldei.</text:p>
            </text:list-item>
            <text:list-item>
              <text:p text:style-name="P17">HTTP serveris, kurš sniedz piekļuvi ceļojumu plānošanas funkcionalitātei. <text:span text:style-name="T10">URL dispečerizācija tiek konfigurēta izmantojot Flask satvaru.</text:span></text:p>
            </text:list-item>
          </text:list>
        </text:list-item>
        <text:list-item>
          <text:p text:style-name="P16">Klientdaļa, k<text:span text:style-name="T9">urā ietilpst:</text:span></text:p>
          <text:list>
            <text:list-item>
              <text:p text:style-name="P19">Grafiskā lietotāja saskarne komunicēšanai ar produkta serverdaļu. <text:span text:style-name="T11">Tiek implementēta izmantojot AngularJS satvaru.</text:span></text:p>
            </text:list-item>
            <text:list-item>
              <text:p text:style-name="P19">HTTP serveris, kurš sniedz iespēju grafiskai lietotāja saskarnei piekļūt caur interneta pārlūku. <text:span text:style-name="T12">Sajā lomā tiek izmantots Grunt uzdevumu laidēja iebūvētais Connect serveris.</text:span></text:p>
            </text:list-item>
          </text:list>
        </text:list-item>
      </text:list>
      <text:p text:style-name="P15"><text:tab/></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v" fo:country="LV"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lv" fo:country="LV"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22:03:44.906794264</meta:creation-date>
    <dc:date>2015-05-07T00:45:08.973686794</dc:date>
    <meta:editing-duration>PT5H3M16S</meta:editing-duration>
    <meta:editing-cycles>19</meta:editing-cycles>
    <meta:generator>LibreOffice/4.4.2.2$Linux_X86_64 LibreOffice_project/40m0$Build-2</meta:generator>
    <meta:document-statistic meta:table-count="0" meta:image-count="0" meta:object-count="0" meta:page-count="4" meta:paragraph-count="34" meta:word-count="336" meta:character-count="2615" meta:non-whitespace-character-count="2326"/>
  </office:meta>
</office:document-meta>
</file>

<file path=VersionList.xml><?xml version="1.0" encoding="utf-8"?>
<VL:version-list xmlns:dc="http://purl.org/dc/elements/1.1/" xmlns:VL="http://openoffice.org/2001/versions-list">
  <VL:version-entry VL:title="Version1" VL:comment="Initial" VL:creator="" dc:date-time="2015-04-08T23:18:12"/>
  <VL:version-entry VL:title="Version2" VL:comment="Vispārējs apraksts" VL:creator="" dc:date-time="2015-04-09T03:48:12"/>
  <VL:version-entry VL:title="Version3" VL:comment="Arhitektūra un implementācija&#10;" VL:creator="" dc:date-time="2015-05-07T00:45:09"/>
</VL:version-list>
</file>